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900000364AE47E6ABF8A153FE.png" manifest:media-type="image/png"/>
  <manifest:file-entry manifest:full-path="Pictures/10000000000004A80000034D25316B706CFCDDD9.png" manifest:media-type="image/png"/>
  <manifest:file-entry manifest:full-path="Pictures/10000000000004A9000002DBD573DBF153F7CAE0.png" manifest:media-type="image/png"/>
  <manifest:file-entry manifest:full-path="Pictures/10000000000004A7000002FE97D7216E664FE7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b2c6" officeooo:paragraph-rsid="001fb2c6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сса и плотность</text:p>
      <text:p text:style-name="P1"/>
      <text:p text:style-name="P1"><draw:frame draw:style-name="fr1" draw:name="Image1" text:anchor-type="char" svg:x="0cm" svg:y="0.265cm" svg:width="17cm" svg:height="10.933cm" draw:z-index="0"><draw:image xlink:href="Pictures/10000000000004A7000002FE97D7216E664FE726.png" xlink:type="simple" xlink:show="embed" xlink:actuate="onLoad" loext:mime-type="image/png"/></draw:frame><draw:frame draw:style-name="fr1" draw:name="Image2" text:anchor-type="char" svg:x="0cm" svg:y="11.195cm" svg:width="17cm" svg:height="10.416cm" draw:z-index="1"><draw:image xlink:href="Pictures/10000000000004A9000002DBD573DBF153F7CAE0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3" text:anchor-type="char" svg:width="17cm" svg:height="12.049cm" draw:z-index="2"><draw:image xlink:href="Pictures/10000000000004A80000034D25316B706CFCDDD9.png" xlink:type="simple" xlink:show="embed" xlink:actuate="onLoad" loext:mime-type="image/png"/></draw:frame><draw:frame draw:style-name="fr1" draw:name="Image4" text:anchor-type="char" svg:x="0cm" svg:y="12.047cm" svg:width="17cm" svg:height="12.368cm" draw:z-index="3"><draw:image xlink:href="Pictures/10000000000004A900000364AE47E6ABF8A153FE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5:38:03.064058269</meta:creation-date>
    <dc:date>2022-07-05T15:40:30.391497506</dc:date>
    <meta:editing-duration>PT9S</meta:editing-duration>
    <meta:editing-cycles>1</meta:editing-cycles>
    <meta:document-statistic meta:table-count="0" meta:image-count="4" meta:object-count="0" meta:page-count="2" meta:paragraph-count="1" meta:word-count="3" meta:character-count="17" meta:non-whitespace-character-count="15"/>
    <meta:generator>LibreOffice/6.4.7.2$Linux_X86_64 LibreOffice_project/40$Build-2</meta:generator>
  </office:meta>
</office:document-meta>
</file>